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Bitstream Vera Sans1" svg:font-family="'Bitstream Vera Sans'" style:font-family-generic="modern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draw:marker-start-width="0.279cm" draw:marker-end-width="0.279cm" draw:fill="none" draw:fill-color="#ffffff" draw:textarea-horizontal-align="left" draw:auto-grow-width="true" fo:min-height="0.412cm" fo:min-width="1.695cm"/>
    </style:style>
    <style:style style:name="gr2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83caff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52cm" fo:min-width="9.392cm"/>
    </style:style>
    <style:style style:name="gr4" style:family="graphic" style:parent-style-name="standard">
      <style:graphic-properties draw:stroke="solid" draw:stroke-dash="Dashed_20__28_var_29__20_1" svg:stroke-width="0.053cm" svg:stroke-color="#000000" draw:marker-start="Dimension_20_Lines" draw:marker-start-width="0.205cm" draw:marker-end="Dimension_20_Lines" draw:marker-end-width="0.205cm" draw:stroke-linejoin="round" draw:textarea-horizontal-align="center" draw:textarea-vertical-align="middle" fo:padding-top="0.027cm" fo:padding-bottom="0.027cm" fo:padding-left="0.027cm" fo:padding-right="0.027cm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52cm" fo:min-width="4.433cm"/>
    </style:style>
    <style:style style:name="gr6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aecf00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ffd320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ff420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Ultrafine_20_Dashed" svg:stroke-width="0.053cm" draw:marker-start-width="0.284cm" draw:marker-end-width="0.284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Dashed_20__28_var_29__20_1" svg:stroke-width="0.053cm" svg:stroke-color="#000000" draw:marker-start="Dimension_20_Lines" draw:marker-start-width="0.204cm" draw:marker-end="Dimension_20_Lines" draw:marker-end-width="0.204cm" draw:stroke-linejoin="round" draw:textarea-horizontal-align="center" draw:textarea-vertical-align="middle" fo:padding-top="0.026cm" fo:padding-bottom="0.026cm" fo:padding-left="0.026cm" fo:padding-right="0.026cm"/>
    </style:style>
    <style:style style:name="gr11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004586" draw:textarea-horizontal-align="center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579d1c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none" draw:fill-color="#579d1c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c5000b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draw:marker-start-width="0.279cm" draw:marker-end-width="0.279cm" draw:fill="none" draw:fill-color="#ffffff" draw:textarea-horizontal-align="left" draw:auto-grow-width="true" fo:min-height="0.374cm" fo:min-width="1.336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74cm" fo:min-width="1.145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74cm" fo:min-width="0.955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74cm" fo:min-width="1.33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2cm" fo:min-width="5.84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2cm" fo:min-width="8.041cm" fo:padding-top="0.151cm" fo:padding-bottom="0.151cm" fo:padding-left="0.276cm" fo:padding-right="0.276cm"/>
    </style:style>
    <style:style style:name="P1" style:family="paragraph">
      <style:text-properties style:font-name="Hack" fo:font-size="12pt"/>
    </style:style>
    <style:style style:name="P2" style:family="paragraph">
      <loext:graphic-properties draw:fill="none" draw:fill-color="#ffffff"/>
      <style:text-properties style:use-window-font-color="true" style:text-outline="false" style:text-line-through-style="none" style:text-line-through-type="none" style:font-name="Hack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0pt" style:font-name-complex="DejaVu Sans Mono1" style:font-size-complex="10pt" style:text-scale="100%" style:text-overline-style="none" style:text-overline-color="font-color"/>
    </style:style>
    <style:style style:name="P3" style:family="paragraph">
      <style:paragraph-properties fo:text-align="center"/>
      <style:text-properties style:font-name="Hack" fo:font-size="12pt"/>
    </style:style>
    <style:style style:name="P4" style:family="paragraph">
      <loext:graphic-properties draw:fill="solid" draw:fill-color="#83caff"/>
      <style:paragraph-properties fo:text-align="center"/>
      <style:text-properties style:font-name="Hack" fo:font-size="12pt" style:font-size-asian="12pt" style:font-size-complex="12pt"/>
    </style:style>
    <style:style style:name="P5" style:family="paragraph">
      <style:text-properties style:font-name="Hack" fo:font-size="12pt" style:font-size-asian="12pt" style:font-size-complex="12pt"/>
    </style:style>
    <style:style style:name="P6" style:family="paragraph">
      <loext:graphic-properties draw:fill="none" draw:fill-color="#ffffff"/>
      <style:text-properties style:use-window-font-color="true" style:text-outline="false" style:text-line-through-style="none" style:text-line-through-type="none" style:font-name="Hack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2pt" style:font-name-complex="DejaVu Sans Mono1" style:font-size-complex="12pt" style:text-scale="100%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Hack" fo:font-size="11pt" style:font-size-asian="11pt" style:font-size-complex="11pt"/>
    </style:style>
    <style:style style:name="P9" style:family="paragraph">
      <loext:graphic-properties draw:fill="solid" draw:fill-color="#aecf00"/>
      <style:paragraph-properties fo:text-align="center"/>
      <style:text-properties style:font-name="Hack" fo:font-size="11pt" style:font-size-asian="11pt" style:font-size-complex="11pt"/>
    </style:style>
    <style:style style:name="P10" style:family="paragraph">
      <loext:graphic-properties draw:fill="solid" draw:fill-color="#ffd320"/>
      <style:paragraph-properties fo:text-align="center"/>
      <style:text-properties style:font-name="Hack" fo:font-size="12pt" style:font-size-asian="12pt" style:font-size-complex="12pt"/>
    </style:style>
    <style:style style:name="P11" style:family="paragraph">
      <loext:graphic-properties draw:fill="solid" draw:fill-color="#ff420e"/>
      <style:paragraph-properties fo:text-align="center"/>
      <style:text-properties style:font-name="Hack" fo:font-size="12pt" style:font-size-asian="12pt" style:font-size-complex="12pt"/>
    </style:style>
    <style:style style:name="P12" style:family="paragraph">
      <loext:graphic-properties draw:fill="solid" draw:fill-color="#ff420e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  <style:text-properties style:font-name="Hack" fo:font-size="12pt"/>
    </style:style>
    <style:style style:name="P14" style:family="paragraph">
      <loext:graphic-properties draw:fill="solid" draw:fill-color="#004586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579d1c"/>
      <style:paragraph-properties fo:text-align="center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c5000b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style:use-window-font-color="true" style:text-outline="false" style:text-line-through-style="none" style:text-line-through-type="none" style:font-name="Hack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9pt" style:font-name-complex="DejaVu Sans Mono1" style:font-size-complex="9pt" style:text-scale="100%" style:text-overline-style="none" style:text-overline-color="font-color"/>
    </style:style>
    <style:style style:name="P19" style:family="paragraph">
      <loext:graphic-properties draw:fill="none"/>
      <style:paragraph-properties fo:text-align="center"/>
      <style:text-properties style:font-name="Hack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0pt" style:font-name-complex="DejaVu Sans Mono1" style:font-size-complex="10pt" style:text-scale="100%" style:text-overline-style="none" style:text-overline-color="font-color"/>
    </style:style>
    <style:style style:name="T2" style:family="text">
      <style:text-properties style:font-size-asian="12pt" style:font-size-complex="12pt"/>
    </style:style>
    <style:style style:name="T3" style:family="text">
      <style:text-properties style:use-window-font-color="true" style:text-outline="false" style:text-line-through-style="none" style:text-line-through-type="none" style:font-name="Hack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2pt" style:font-name-complex="DejaVu Sans Mono1" style:font-size-complex="12pt" style:text-scale="100%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ffffff" fo:font-weight="bold" style:font-size-asian="12pt" style:font-weight-asian="bold" style:font-size-complex="12pt" style:font-weight-complex="bold"/>
    </style:style>
    <style:style style:name="T6" style:family="text">
      <style:text-properties fo:color="#333333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9pt" style:font-name-complex="DejaVu Sans Mono1" style:font-size-complex="9pt" style:text-scale="100%" style:text-overline-style="none" style:text-overline-color="font-color"/>
    </style:style>
    <style:style style:name="T8" style:family="text">
      <style:text-properties style:font-name="H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534cm" svg:height="0.747cm" svg:x="0.97cm" svg:y="2.212cm">
          <draw:text-box>
            <text:p text:style-name="P1"><text:span text:style-name="T1">6 octets</text:span></text:p>
          </draw:text-box>
        </draw:frame>
        <draw:path draw:style-name="gr2" draw:text-style-name="P4" draw:layer="layout" svg:width="3.499cm" svg:height="1.099cm" svg:x="0.5cm" svg:y="2.8cm" svg:viewBox="0 0 3500 1100" svg:d="M184 0c-93 0-184 90-184 183v732c0 93 91 185 184 185h3131c91 0 184-92 184-185v-732c0-93-93-183-184-183zM0 0zM3500 1100z">
          <text:p text:style-name="P3"><text:span text:style-name="T2">adresse MAC</text:span></text:p>
          <text:p text:style-name="P3"><text:span text:style-name="T2">destination</text:span></text:p>
        </draw:path>
        <draw:frame draw:style-name="gr1" draw:text-style-name="P2" draw:layer="layout" svg:width="2.534cm" svg:height="0.747cm" svg:x="18.04cm" svg:y="2.2cm">
          <draw:text-box>
            <text:p text:style-name="P1"><text:span text:style-name="T1">4 octets</text:span></text:p>
          </draw:text-box>
        </draw:frame>
        <draw:frame draw:style-name="gr3" draw:text-style-name="P6" draw:layer="layout" svg:width="10.662cm" svg:height="0.77cm" svg:x="8.494cm" svg:y="1.43cm">
          <draw:text-box>
            <text:p text:style-name="P5"><text:span text:style-name="T3">MTU: Maximum Transmit Unit = 1500 octets</text:span></text:p>
          </draw:text-box>
        </draw:frame>
        <draw:line draw:style-name="gr4" draw:text-style-name="P7" draw:layer="layout" svg:x1="0.538cm" svg:y1="1.12cm" svg:x2="20.285cm" svg:y2="1.12cm">
          <text:p/>
        </draw:line>
        <draw:frame draw:style-name="gr5" draw:text-style-name="P6" draw:layer="layout" svg:width="5.328cm" svg:height="0.77cm" svg:x="7.341cm" svg:y="0.4cm">
          <draw:text-box>
            <text:p text:style-name="P5"><text:span text:style-name="T3">maximum 1518 octets</text:span></text:p>
          </draw:text-box>
        </draw:frame>
        <draw:path draw:style-name="gr2" draw:text-style-name="P4" draw:layer="layout" svg:width="3.499cm" svg:height="1.099cm" svg:x="4cm" svg:y="2.8cm" svg:viewBox="0 0 3500 1100" svg:d="M184 0c-93 0-184 90-184 183v732c0 93 91 185 184 185h3131c91 0 184-92 184-185v-732c0-93-93-183-184-183zM0 0zM3500 1100z">
          <text:p text:style-name="P3"><text:span text:style-name="T2">adresse MAC</text:span></text:p>
          <text:p text:style-name="P3"><text:span text:style-name="T2">source</text:span></text:p>
        </draw:path>
        <draw:path draw:style-name="gr6" draw:text-style-name="P9" draw:layer="layout" svg:width="1.899cm" svg:height="1.099cm" svg:x="7.5cm" svg:y="2.8cm" svg:viewBox="0 0 1900 1100" svg:d="M100 0c-51 0-100 90-100 183v732c0 93 49 185 100 185h1700c50 0 99-92 99-185v-732c0-93-49-183-99-183zM0 0zM1900 1100z">
          <text:p text:style-name="P8"><text:span text:style-name="T4">type /</text:span></text:p>
          <text:p text:style-name="P8"><text:span text:style-name="T4">longueur</text:span></text:p>
        </draw:path>
        <draw:path draw:style-name="gr7" draw:text-style-name="P10" draw:layer="layout" svg:width="2.199cm" svg:height="1.099cm" svg:x="18.1cm" svg:y="2.8cm" svg:viewBox="0 0 2200 1100" svg:d="M115 0c-57 0-115 90-115 183v732c0 93 58 185 115 185h1969c57 0 115-92 115-185v-732c0-93-58-183-115-183zM0 0zM2200 1100z">
          <text:p text:style-name="P3"><text:span text:style-name="T2">FCS</text:span></text:p>
        </draw:path>
        <draw:path draw:style-name="gr2" draw:text-style-name="P4" draw:layer="layout" svg:width="3.499cm" svg:height="1.099cm" svg:x="0.5cm" svg:y="5.2cm" svg:viewBox="0 0 3500 1100" svg:d="M184 0c-93 0-184 90-184 183v732c0 93 91 185 184 185h3131c91 0 184-92 184-185v-732c0-93-93-183-184-183zM0 0zM3500 1100z">
          <text:p text:style-name="P3"><text:span text:style-name="T2">adresse MAC</text:span></text:p>
          <text:p text:style-name="P3"><text:span text:style-name="T2">destination</text:span></text:p>
        </draw:path>
        <draw:path draw:style-name="gr2" draw:text-style-name="P4" draw:layer="layout" svg:width="3.499cm" svg:height="1.099cm" svg:x="4cm" svg:y="5.2cm" svg:viewBox="0 0 3500 1100" svg:d="M184 0c-93 0-184 90-184 183v732c0 93 91 185 184 185h3131c91 0 184-92 184-185v-732c0-93-93-183-184-183zM0 0zM3500 1100z">
          <text:p text:style-name="P3"><text:span text:style-name="T2">adresse MAC</text:span></text:p>
          <text:p text:style-name="P3"><text:span text:style-name="T2">source</text:span></text:p>
        </draw:path>
        <draw:path draw:style-name="gr6" draw:text-style-name="P9" draw:layer="layout" svg:width="1.899cm" svg:height="1.099cm" svg:x="9.7cm" svg:y="5.2cm" svg:viewBox="0 0 1900 1100" svg:d="M100 0c-51 0-100 90-100 183v732c0 93 49 185 100 185h1700c50 0 99-92 99-185v-732c0-93-49-183-99-183zM0 0zM1900 1100z">
          <text:p text:style-name="P8"><text:span text:style-name="T4">type /</text:span></text:p>
          <text:p text:style-name="P8"><text:span text:style-name="T4">longueur</text:span></text:p>
        </draw:path>
        <draw:path draw:style-name="gr8" draw:text-style-name="P11" draw:layer="layout" svg:width="2.199cm" svg:height="1.099cm" svg:x="18.1cm" svg:y="5.2cm" svg:viewBox="0 0 2200 1100" svg:d="M115 0c-57 0-115 90-115 183v732c0 93 58 185 115 185h1969c57 0 115-92 115-185v-732c0-93-58-183-115-183zM0 0zM2200 1100z">
          <text:p text:style-name="P3"><text:span text:style-name="T2">FCS</text:span></text:p>
        </draw:path>
        <draw:path draw:style-name="gr8" draw:text-style-name="P12" draw:layer="layout" svg:width="2.199cm" svg:height="1.099cm" svg:x="7.5cm" svg:y="5.2cm" svg:viewBox="0 0 2200 1100" svg:d="M115 0c-57 0-115 90-115 183v732c0 93 58 185 115 185h1969c57 0 115-92 115-185v-732c0-93-58-183-115-183zM0 0zM2200 1100z">
          <text:p text:style-name="P3"><text:span text:style-name="T5">Tag</text:span></text:p>
        </draw:path>
        <draw:line draw:style-name="gr9" draw:text-style-name="P13" draw:layer="layout" svg:x1="7.534cm" svg:y1="3.867cm" svg:x2="7.534cm" svg:y2="5.196cm">
          <text:p/>
        </draw:line>
        <draw:line draw:style-name="gr9" draw:text-style-name="P13" draw:layer="layout" svg:x1="7.534cm" svg:y1="3.867cm" svg:x2="8.154cm" svg:y2="4.487cm">
          <text:p/>
        </draw:line>
        <draw:line draw:style-name="gr9" draw:text-style-name="P13" draw:layer="layout" svg:x1="9.216cm" svg:y1="4.487cm" svg:x2="9.836cm" svg:y2="5.196cm">
          <text:p/>
        </draw:line>
        <draw:line draw:style-name="gr9" draw:text-style-name="P13" draw:layer="layout" svg:x1="8.154cm" svg:y1="4.487cm" svg:x2="9.217cm" svg:y2="4.487cm">
          <text:p/>
        </draw:line>
        <draw:line draw:style-name="gr10" draw:text-style-name="P7" draw:layer="layout" svg:x1="9.377cm" svg:y1="2.09cm" svg:x2="18.254cm" svg:y2="2.09cm">
          <text:p/>
        </draw:line>
        <draw:frame draw:style-name="gr1" draw:text-style-name="P2" draw:layer="layout" svg:width="2.534cm" svg:height="0.747cm" svg:x="7.414cm" svg:y="4.6cm">
          <draw:text-box>
            <text:p text:style-name="P1"><text:span text:style-name="T1">4 octets</text:span></text:p>
          </draw:text-box>
        </draw:frame>
        <draw:path draw:style-name="gr11" draw:text-style-name="P14" draw:layer="layout" svg:width="2.213cm" svg:height="1.107cm" svg:x="5.726cm" svg:y="7.103cm" svg:viewBox="0 0 2214 1108" svg:d="M116 0c-58 0-116 91-116 184v738c0 93 58 186 116 186h1981c58 0 116-93 116-186v-738c0-93-58-184-116-184zM0 0zM2214 1108z">
          <text:p text:style-name="P3"><text:span text:style-name="T5">TPID</text:span></text:p>
        </draw:path>
        <draw:path draw:style-name="gr12" draw:text-style-name="P15" draw:layer="layout" svg:width="1.327cm" svg:height="1.107cm" svg:x="7.939cm" svg:y="7.103cm" svg:viewBox="0 0 1328 1108" svg:d="M70 0c-35 0-70 91-70 184v738c0 93 35 186 70 186h1188c35 0 69-93 69-186v-738c0-93-34-184-69-184zM0 0zM1328 1108z">
          <text:p text:style-name="P3"><text:span text:style-name="T5">Prio</text:span></text:p>
        </draw:path>
        <draw:path draw:style-name="gr13" draw:text-style-name="P16" draw:layer="layout" svg:width="0.885cm" svg:height="1.107cm" svg:x="9.268cm" svg:y="7.103cm" svg:viewBox="0 0 886 1108" svg:d="M46 0c-23 0-46 91-46 184v738c0 93 23 186 46 186h793c23 0 47-93 47-186v-738c0-93-24-184-47-184zM0 0zM886 1108z">
          <text:p text:style-name="P3"><text:span text:style-name="T6">CFI</text:span></text:p>
        </draw:path>
        <draw:path draw:style-name="gr14" draw:text-style-name="P17" draw:layer="layout" svg:width="2.213cm" svg:height="1.107cm" svg:x="10.153cm" svg:y="7.103cm" svg:viewBox="0 0 2214 1108" svg:d="M116 0c-58 0-116 91-116 184v738c0 93 58 186 116 186h1981c58 0 116-93 116-186v-738c0-93-58-184-116-184zM0 0zM2214 1108z">
          <text:p text:style-name="P3"><text:span text:style-name="T5">VLAN ID</text:span></text:p>
        </draw:path>
        <draw:line draw:style-name="gr9" draw:text-style-name="P13" draw:layer="layout" svg:x1="11.696cm" svg:y1="6.703cm" svg:x2="12.316cm" svg:y2="7.146cm">
          <text:p/>
        </draw:line>
        <draw:line draw:style-name="gr9" draw:text-style-name="P13" draw:layer="layout" svg:x1="5.763cm" svg:y1="7.146cm" svg:x2="6.383cm" svg:y2="6.703cm">
          <text:p/>
        </draw:line>
        <draw:line draw:style-name="gr9" draw:text-style-name="P13" draw:layer="layout" svg:x1="6.383cm" svg:y1="6.703cm" svg:x2="6.914cm" svg:y2="6.703cm">
          <text:p/>
        </draw:line>
        <draw:line draw:style-name="gr9" draw:text-style-name="P13" draw:layer="layout" svg:x1="10.456cm" svg:y1="6.703cm" svg:x2="11.658cm" svg:y2="6.703cm">
          <text:p/>
        </draw:line>
        <draw:line draw:style-name="gr9" draw:text-style-name="P13" draw:layer="layout" svg:x1="9.748cm" svg:y1="6.171cm" svg:x2="10.456cm" svg:y2="6.703cm">
          <text:p/>
        </draw:line>
        <draw:line draw:style-name="gr9" draw:text-style-name="P13" draw:layer="layout" svg:x1="6.914cm" svg:y1="6.703cm" svg:x2="7.622cm" svg:y2="6.171cm">
          <text:p/>
        </draw:line>
        <draw:frame draw:style-name="gr15" draw:text-style-name="P18" draw:layer="layout" svg:width="2.28cm" svg:height="0.747cm" svg:x="5.175cm" svg:y="8.149cm">
          <draw:text-box>
            <text:p text:style-name="P1"><text:span text:style-name="T7">16 bits</text:span></text:p>
          </draw:text-box>
        </draw:frame>
        <draw:frame draw:style-name="gr16" draw:text-style-name="P18" draw:layer="layout" svg:width="2.026cm" svg:height="0.747cm" svg:x="7.378cm" svg:y="8.15cm">
          <draw:text-box>
            <text:p text:style-name="P1"><text:span text:style-name="T7">3 bits</text:span></text:p>
          </draw:text-box>
        </draw:frame>
        <draw:frame draw:style-name="gr17" draw:text-style-name="P18" draw:layer="layout" svg:width="1.772cm" svg:height="0.747cm" svg:x="9.039cm" svg:y="8.15cm">
          <draw:text-box>
            <text:p text:style-name="P1"><text:span text:style-name="T7">1 bit</text:span></text:p>
          </draw:text-box>
        </draw:frame>
        <draw:frame draw:style-name="gr18" draw:text-style-name="P18" draw:layer="layout" svg:width="2.28cm" svg:height="0.747cm" svg:x="10.568cm" svg:y="8.15cm">
          <draw:text-box>
            <text:p text:style-name="P1"><text:span text:style-name="T7">12 bits</text:span></text:p>
          </draw:text-box>
        </draw:frame>
        <draw:frame draw:style-name="gr1" draw:text-style-name="P2" draw:layer="layout" svg:width="2.534cm" svg:height="0.747cm" svg:x="4.471cm" svg:y="2.212cm">
          <draw:text-box>
            <text:p text:style-name="P1"><text:span text:style-name="T1">6 octets</text:span></text:p>
          </draw:text-box>
        </draw:frame>
        <draw:frame draw:style-name="gr1" draw:text-style-name="P2" draw:layer="layout" svg:width="2.534cm" svg:height="0.747cm" svg:x="7.172cm" svg:y="2.212cm">
          <draw:text-box>
            <text:p text:style-name="P1"><text:span text:style-name="T1">2 octets</text:span></text:p>
          </draw:text-box>
        </draw:frame>
        <draw:custom-shape draw:style-name="gr19" draw:text-style-name="P19" draw:layer="layout" svg:width="6.5cm" svg:height="1.1cm" svg:x="11.6cm" svg:y="5.2cm">
          <text:p text:style-name="P7"><text:span text:style-name="T8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8.699cm" svg:height="1.1cm" svg:x="9.401cm" svg:y="2.801cm">
          <text:p text:style-name="P7"><text:span text:style-name="T8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Bitstream Vera Sans1" svg:font-family="'Bitstream Vera Sans'" style:font-family-generic="modern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5-12-05T16:31:14.980352707</dc:date>
    <meta:editing-duration>PT1H42M52S</meta:editing-duration>
    <meta:editing-cycles>14</meta:editing-cycles>
    <meta:generator>LibreOffice/5.0.4.1$Linux_X86_64 LibreOffice_project/00m0$Build-1</meta:generator>
    <meta:document-statistic meta:object-count="38"/>
  </office:meta>
</office:document-meta>
</file>